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fo:text-align="end" style:justify-single-word="false"/>
      <style:text-properties fo:font-size="10pt" style:font-size-asian="10pt" style:font-size-complex="10pt"/>
    </style:style>
    <style:style style:name="P2" style:family="paragraph" style:parent-style-name="Standard">
      <style:paragraph-properties fo:line-height="200%" fo:text-align="start" style:justify-single-word="false"/>
      <style:text-properties fo:font-size="10pt" style:font-size-asian="10pt" style:font-size-complex="10pt"/>
    </style:style>
    <style:style style:name="P3" style:family="paragraph" style:parent-style-name="Standard">
      <style:paragraph-properties fo:line-height="200%" fo:text-align="center" style:justify-single-word="false"/>
      <style:text-properties fo:font-size="10pt" fo:font-weight="bold" style:font-size-asian="10pt" style:font-weight-asian="bold" style:font-size-complex="10pt" style:font-weight-complex="bold"/>
    </style:style>
    <style:style style:name="P4" style:family="paragraph" style:parent-style-name="Standard">
      <style:paragraph-properties fo:line-height="200%" fo:text-align="start" style:justify-single-word="false"/>
      <style:text-properties fo:font-size="10pt" fo:font-weight="normal" style:font-size-asian="10pt" style:font-weight-asian="normal" style:font-size-complex="10pt" style:font-weight-complex="normal"/>
    </style:style>
    <style:style style:name="P5" style:family="paragraph" style:parent-style-name="Standard">
      <style:paragraph-properties fo:margin-left="0.4925in" fo:margin-right="0in" fo:line-height="200%" fo:text-align="start" style:justify-single-word="false" fo:text-indent="0in" style:auto-text-indent="false"/>
      <style:text-properties fo:font-size="10pt" fo:font-weight="normal" style:font-size-asian="10pt" style:font-weight-asian="normal" style:font-size-complex="10pt" style:font-weight-complex="normal"/>
    </style:style>
    <style:style style:name="P6" style:family="paragraph" style:parent-style-name="Standard">
      <style:paragraph-properties fo:margin-left="0in" fo:margin-right="0in" fo:line-height="200%" fo:text-align="start" style:justify-single-word="false" fo:text-indent="0in" style:auto-text-indent="false"/>
      <style:text-properties fo:font-size="10pt"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ques Uber</text:p>
      <text:p text:style-name="P1">1/24/2013</text:p>
      <text:p text:style-name="P1">CS391</text:p>
      <text:p text:style-name="P1">CS Ethics</text:p>
      <text:p text:style-name="P1">Essay #3</text:p>
      <text:p text:style-name="P1"/>
      <text:p text:style-name="P3">Evaluating the morality DVD DRM</text:p>
      <text:p text:style-name="P3"/>
      <text:p text:style-name="P4">By claiming to support the enforcement of DRM (Digital Rights Management) and copyright laws for digital media you are claiming to be ignorant in the face of technology. DVD DRM, more specifically CSS (Content Scrambling System), is used to encrypt the contents of DVDs. Most DVD players natively know how to decrypt DVDs because they have built in hardware support. Software decryption of a DVD requires a licensed piece of software. CSS is used for region coding, forcing some content to be non-skippable (like FBI warnings), and other types of restrictions [3]. It's also claimed that CSS is used to stop piracy but DeCSS (decryption of CSS) technology has been widely available on the Internet for quite some time, so that claim seems to be invalid. <text:s/>Under the DMCA (Digital Millennium Copyright Act), circumventing any sort of DRM is a illegal. </text:p>
      <text:p text:style-name="P4"/>
      <text:p text:style-name="P4">Every time I play a DVD on my laptop I am circumventing DRM because I use a free library called libdvdcss and thus I am breaking the law [1] [2]. But am I being moral? Kant would consider my actions moral if playing DVDs on Linux was expanded into a universal behavior and there were no unreasonable negative consequences from the action being done by everyone. An important fact to keep in mind is that I have bought all the DVDs that I own, so if everyone bought DVDs and played them on Linux, nothing would be different from the current situation where people use Windows or Apple, who ship legal decryption software with their operation systems). I am not exploiting anyone by using free software to play my DVDs so I also pass the Kant test in that regard.</text:p>
      <text:p text:style-name="P4"/>
      <text:p text:style-name="P4">Using Act Utilitarianism to analyze my use of an illegal library requires us to evaluate the happiness of the parties involved after I play an encrypted DVD with my free software. This can easily be done by performing a thought experiment where half of the time I use a computer running Linux to play my DVD, and the other half of the time I use a store bought DVD player (which has built in decryption keys and can do legal decryption of a DVD's content). No one would notice that I used <text:soft-page-break/>my Linux powered laptop instead of the store bought DVD player! No one would have their feelings hurt! (The author of the weak encryption algorithm might have his ego bruised.) Under Act Utilitarianism it doesn't matter what I view my DVD with, as long as I have bought it fair and square.</text:p>
      <text:p text:style-name="P4"/>
      <text:p text:style-name="P4">Proponents of DRM claim that it is something that protects against piracy. In general, I tend to agree with the following quote [4]: </text:p>
      <text:p text:style-name="P4"/>
      <text:p text:style-name="P5">“How to stop piracy: 1 Create great stuff 2 Make it easy to buy 3 Same day worldwide release 4 Fair price 5 Works on any device” <text:s text:c="2"/>-- KimDotCom</text:p>
      <text:p text:style-name="P5"/>
      <text:p text:style-name="P6">The third and fifth items on that list involve DRM like CSS. I think that DRM is actually causing more people to turn to illegal solutions to view content (like I did) and will need to be completely removed from production before we can 'solve' the copyright infringement problem.</text:p>
      <text:p text:style-name="P4"/>
      <text:p text:style-name="P4">[1] http://www.videolan.org/developers/libdvdcss.html</text:p>
      <text:p text:style-name="P2"><text:span text:style-name="T1">[2] </text:span><text:a xlink:type="simple" xlink:href="http://www.guardian.co.uk/commentisfree/2012/sep/18/illegal-music-filesharing-mainstream-ed-sheeran"><text:span text:style-name="T1">http://www.guardian.co.uk/commentisfree/2012/sep/18/illegal-music-filesharing-mainstream-ed-sheeran</text:span></text:a></text:p>
      <text:p text:style-name="P2"><text:span text:style-name="T1">[4] </text:span><text:a xlink:type="simple" xlink:href="https://twitter.com/KimDotcom/status/288199968932630528"><text:span text:style-name="T1">https://twitter.com/KimDotcom/status/288199968932630528</text:span></text:a></text:p>
      <text:p text:style-name="P4">[3] http://www.trafficmatt.com/articles/css-encrypted.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Lohit Devanagar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7T18:09:20</meta:creation-date>
    <dc:date>2013-02-03T13:07:49</dc:date>
    <meta:editing-duration>P2DT20H22M57S</meta:editing-duration>
    <meta:editing-cycles>10</meta:editing-cycles>
    <meta:generator>LibreOffice/3.5$Linux_X86_64 LibreOffice_project/350m1$Build-2</meta:generator>
    <meta:document-statistic meta:table-count="0" meta:image-count="0" meta:object-count="0" meta:page-count="2" meta:paragraph-count="16" meta:word-count="547" meta:character-count="3291" meta:non-whitespace-character-count="2755"/>
  </office:meta>
</office:document-meta>
</file>